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ickerRenderer.encodeEnd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PickerRenderer.encodeBegin( FacesContext facesContext , UIComponent compon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atePickerRenderer.applyConverterPattern( FacesContext facesContext , UIPopup popup , String converter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tePickerRenderer.preparePicker( FacesContext facesContext , UIDatePicker lin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DatePickerRenderer.prepareRender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ePickerRenderer.onComponentCreated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